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8-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LIJAH ON A ROAD (18: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LIJAH ON A ROAD (18:1-1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Obadiah the faithful manager (18:1-6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Obadiah the faithful manager (18:1-6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ministry (18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mission (18:5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LIJAH ON A ROAD (18:1-1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Obadiah the faithful manager (18:1-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Obadiah the fearful manager (18:7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Obadiah the fearful manager (18:7-16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order (18:7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objection (18:9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obedience (18:15-1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ELIJAH ON A ROAD (18:1-16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Obadiah the faithful manager (18:1-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Obadiah the fearful manager (18:7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ELIJAH ATOP A MOUNTAIN (18:17-4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ELIJAH ATOP A MOUNTAIN (18:17-46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lijah and the people (18:20-24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Elijah and the people (18:20-24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chastening (18:20-2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contest (18:22-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ntest (18:22-24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eparation: Each side is to prepare a young bull as a sacrifice and place it on an altar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of: Elijah tells the prophets to call upon their god to send fire down to consume the sacrifice, and Elijah will call upon his God to do the same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Elijah and the people (18:20-24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hastening (18:20-21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ontest (18:22-2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ELIJAH ATOP A MOUNTAIN (18:17-46)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Elijah and the people (18:20-2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Elijah and the prophets (18:25-29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Elijah and the prophets (18:25-29)<text:s text:c="1"/></text:span><text:span text:style-name="a596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shouting (18:25-2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sarcasm (18:27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uffering (18:28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silence (18:2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ELIJAH ATOP A MOUNTAIN (18:17-46)<text:s text:c="1"/></text:span><text:span text:style-name="a617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lijah and the people (18:20-24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Elijah and the prophets (18:25-2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Elijah and the Lord (18:30-4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-title-Title-Slide" presentation:presentation-page-layout-name="Master1-PPL1" draw:id="Slide-269">
        <draw:frame draw:id="id109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Elijah and the Lord (18:30-46)<text:s text:c="1"/></text:span><text:span text:style-name="a638" text:class-names=""/></text:p>
          </draw:text-box>
          <svg:title/>
          <svg:desc/>
        </draw:frame>
        <draw:frame draw:id="id110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The fire from heaven (18:30-40)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fire from heaven (18:30-40)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prayer (18:30-39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urge (18:4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Elijah and the Lord (18:30-4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fire from heaven (18:30-4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flood from heaven (18:41-4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ELIJAH ATOP A MOUNTAIN (18:17-46)<text:s text:c="1"/></text:span><text:span text:style-name="a678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Elijah and the people (18:20-24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lijah and the prophets (18:25-29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Elijah and the Lord (18:30-46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ELIJAH ON A ROAD (18:1-16):<text:s text:c="1"/></text:span><text:span text:style-name="a699" text:class-names=""/></text:p>
          </draw:text-box>
          <svg:title/>
          <svg:desc/>
        </draw:frame>
        <draw:frame draw:id="id118" presentation:style-name="a717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Obadiah the faithful manager (18:1-6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Obadiah the fearful manager (18:7-1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ELIJAH ATOP A MOUNTAIN (18:17-4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ELIJAH UNDER A TREE (19:1-7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9" draw:style-name="a718" draw:master-page-name="Master1-Layout12-tx-Title-and-Text" presentation:presentation-page-layout-name="Master1-PPL12" draw:id="Slide-274">
        <draw:frame draw:id="id119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ELIJAH UNDER A TREE (19:1-7)<text:s text:c="1"/></text:span><text:span text:style-name="a720" text:class-names=""/></text:p>
          </draw:text-box>
          <svg:title/>
          <svg:desc/>
        </draw:frame>
        <draw:frame draw:id="id120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curses (19:1-4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comfort (19:4-7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0" draw:style-name="a733" draw:master-page-name="Master1-Layout12-tx-Title-and-Text" presentation:presentation-page-layout-name="Master1-PPL12" draw:id="Slide-275">
        <draw:frame draw:id="id121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ELIJAH ON A ROAD (18:1-16):<text:s text:c="1"/></text:span><text:span text:style-name="a735" text:class-names=""/></text:p>
          </draw:text-box>
          <svg:title/>
          <svg:desc/>
        </draw:frame>
        <draw:frame draw:id="id122" presentation:style-name="a756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Obadiah the faithful manager (18:1-6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Obadiah the fearful manager (18:7-1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ELIJAH ATOP A MOUNTAIN (18:17-46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ELIJAH UNDER A TREE (19:1-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ELIJAH IN A CAVE (19:8-18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21" draw:style-name="a757" draw:master-page-name="Master1-Layout12-tx-Title-and-Text" presentation:presentation-page-layout-name="Master1-PPL12" draw:id="Slide-276">
        <draw:frame draw:id="id123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ELIJAH IN A CAVE (19:8-18):<text:s text:c="1"/></text:span><text:span text:style-name="a759" text:class-names=""/></text:p>
          </draw:text-box>
          <svg:title/>
          <svg:desc/>
        </draw:frame>
        <draw:frame draw:id="id124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confrontation from the Lord (19:9-14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commissioning by the Lord (19:15-1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2" draw:style-name="a772" draw:master-page-name="Master1-Layout12-tx-Title-and-Text" presentation:presentation-page-layout-name="Master1-PPL12" draw:id="Slide-277">
        <draw:frame draw:id="id125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commissioning by the Lord (19:15-17):<text:s text:c="1"/></text:span><text:span text:style-name="a774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Anoint Hazael king of Aram (19:15).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Anoint Jehu king of Israel (19:16)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Anoint Elisha to succeed him as prophet (19:16-17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ELIJAH IN A CAVE (19:8-18):<text:s text:c="1"/></text:span><text:span text:style-name="a792" text:class-names=""/></text:p>
          </draw:text-box>
          <svg:title/>
          <svg:desc/>
        </draw:frame>
        <draw:frame draw:id="id128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confrontation from the Lord (19:9-14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commissioning by the Lord (19:15-17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correction by the Lord (19:18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4" draw:style-name="a808" draw:master-page-name="Master1-Layout12-tx-Title-and-Text" presentation:presentation-page-layout-name="Master1-PPL12" draw:id="Slide-279">
        <draw:frame draw:id="id129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ELIJAH ON A ROAD (18:1-16):<text:s text:c="1"/></text:span><text:span text:style-name="a810" text:class-names=""/></text:p>
          </draw:text-box>
          <svg:title/>
          <svg:desc/>
        </draw:frame>
        <draw:frame draw:id="id130" presentation:style-name="a834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Obadiah the faithful manager (18:1-6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Obadiah the fearful manager (18:7-16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ELIJAH ATOP A MOUNTAIN (18:17-46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ELIJAH UNDER A TREE (19:1-7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ELIJAH IN A CAVE (19:8-18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ELIJAH ALONGSIDE A FIELD (19:19-21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5" draw:style-name="a835" draw:master-page-name="Master1-Layout12-tx-Title-and-Text" presentation:presentation-page-layout-name="Master1-PPL12" draw:id="Slide-280">
        <draw:frame draw:id="id131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ELIJAH ALONGSIDE A FIELD (19:19-21):<text:s text:c="1"/></text:span><text:span text:style-name="a837" text:class-names=""/></text:p>
          </draw:text-box>
          <svg:title/>
          <svg:desc/>
        </draw:frame>
        <draw:frame draw:id="id132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selection (19:19-20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sacrifice (19:21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6" draw:style-name="a850" draw:master-page-name="Master1-Layout12-tx-Title-and-Text" presentation:presentation-page-layout-name="Master1-PPL12" draw:id="Slide-281">
        <draw:frame draw:id="id133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ELIJAH ON A ROAD (18:1-16):<text:s text:c="1"/></text:span><text:span text:style-name="a852" text:class-names=""/></text:p>
          </draw:text-box>
          <svg:title/>
          <svg:desc/>
        </draw:frame>
        <draw:frame draw:id="id134" presentation:style-name="a876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Obadiah the faithful manager (18:1-6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Obadiah the fearful manager (18:7-16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ELIJAH ATOP A MOUNTAIN (18:17-46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ELIJAH UNDER A TREE (19:1-7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ELIJAH IN A CAVE (19:8-18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ELIJAH ALONGSIDE A FIELD (19:19-21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7" draw:style-name="a877" draw:master-page-name="Master1-Layout1-title-Title-Slide" presentation:presentation-page-layout-name="Master1-PPL1" draw:id="Slide-282">
        <draw:frame draw:id="id135" presentation:style-name="a881" draw:name="Title 1" svg:x="1.38in" svg:y="0.83in" svg:width="10.3in" svg:height="4.42in" presentation:class="title" presentation:placeholder="false">
          <draw:text-box>
            <text:p text:style-name="a880" text:class-names="" text:cond-style-name=""><text:span text:style-name="a878" text:class-names="">1 Kings 18-19<text:s text:c="1"/></text:span><text:span text:style-name="a879" text:class-names=""/></text:p>
          </draw:text-box>
          <svg:title/>
          <svg:desc/>
        </draw:frame>
        <draw:frame draw:id="id136" presentation:style-name="a886" draw:name="Subtitle 2" svg:x="1.38in" svg:y="5.25in" svg:width="10.3in" svg:height="1.85in" presentation:class="subtitle" presentation:placeholder="false">
          <draw:text-box>
            <text:p text:style-name="a883" text:class-names="" text:cond-style-name=""><text:span text:style-name="a882" text:class-names="">ELIJAH ON A ROAD (18:1-16):<text:s text:c="1"/></text:span></text:p>
            <text:p text:style-name="a885" text:class-names="" text:cond-style-name=""><text:span text:style-name="a8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8-19 </dc:title>
    <meta:initial-creator>David STRICKLAND</meta:initial-creator>
    <dc:creator>David STRICKLAND</dc:creator>
    <meta:creation-date>2020-02-24T11:15:40Z</meta:creation-date>
    <dc:date>2020-02-24T11:15:41Z</dc:date>
    <meta:template xlink:href="BibleStudy" xlink:type="simple"/>
    <meta:editing-cycles>1</meta:editing-cycles>
    <meta:editing-duration>PT0S</meta:editing-duration>
    <meta:document-statistic meta:paragraph-count="101" meta:word-count="856"/>
  </office:meta>
</office:document-meta>
</file>